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riteria</text:p>
          </table:table-cell>
          <table:table-cell table:style-name="ce1" office:value-type="string" calcext:value-type="string">
            <text:p>cumulative</text:p>
          </table:table-cell>
          <table:table-cell table:style-name="ce1" office:value-type="string" calcext:value-type="string">
            <text:p>count</text:p>
          </table:table-cell>
          <table:table-cell/>
          <table:table-cell table:style-name="ce1" office:value-type="string" calcext:value-type="string">
            <text:p>unique ID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IF((ROW()-1)=MATCH([.A2];[.$A$2:.$A$500];0);1;0)" office:value-type="float" office:value="1" calcext:value-type="float">
            <text:p>1</text:p>
          </table:table-cell>
          <table:table-cell table:formula="of:=SUM([.$B$2:.B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a" calcext:value-type="string">
            <text:p>a</text:p>
          </table:table-cell>
          <table:table-cell table:formula="of:=SUMIF([.A2:.A21];[.F2];[.D2:.D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IF((ROW()-1)=MATCH([.A3];[.$A$2:.$A$500];0);1;0)" office:value-type="float" office:value="1" calcext:value-type="float">
            <text:p>1</text:p>
          </table:table-cell>
          <table:table-cell table:formula="of:=SUM([.$B$2:.B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b" calcext:value-type="string">
            <text:p>b</text:p>
          </table:table-cell>
          <table:table-cell table:formula="of:=SUMIF([.A3:.A22];[.F3];[.D3:.D2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IF((ROW()-1)=MATCH([.A4];[.$A$2:.$A$500];0);1;0)" office:value-type="float" office:value="1" calcext:value-type="float">
            <text:p>1</text:p>
          </table:table-cell>
          <table:table-cell table:formula="of:=SUM([.$B$2:.B4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y" calcext:value-type="string">
            <text:p>y</text:p>
          </table:table-cell>
          <table:table-cell table:formula="of:=SUMIF([.A4:.A23];[.F4];[.D4:.D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IF((ROW()-1)=MATCH([.A5];[.$A$2:.$A$500];0);1;0)" office:value-type="float" office:value="0" calcext:value-type="float">
            <text:p>0</text:p>
          </table:table-cell>
          <table:table-cell table:formula="of:=SUM([.$B$2:.B5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c" calcext:value-type="string">
            <text:p>c</text:p>
          </table:table-cell>
          <table:table-cell table:formula="of:=SUMIF([.A5:.A24];[.F5];[.D5:.D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IF((ROW()-1)=MATCH([.A6];[.$A$2:.$A$500];0);1;0)" office:value-type="float" office:value="0" calcext:value-type="float">
            <text:p>0</text:p>
          </table:table-cell>
          <table:table-cell table:formula="of:=SUM([.$B$2:.B6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e" calcext:value-type="string">
            <text:p>e</text:p>
          </table:table-cell>
          <table:table-cell table:formula="of:=SUMIF([.A6:.A25];[.F6];[.D6:.D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IF((ROW()-1)=MATCH([.A7];[.$A$2:.$A$500];0);1;0)" office:value-type="float" office:value="0" calcext:value-type="float">
            <text:p>0</text:p>
          </table:table-cell>
          <table:table-cell table:formula="of:=SUM([.$B$2:.B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f" calcext:value-type="string">
            <text:p>f</text:p>
          </table:table-cell>
          <table:table-cell table:formula="of:=SUMIF([.A7:.A26];[.F7];[.D7:.D2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IF((ROW()-1)=MATCH([.A8];[.$A$2:.$A$500];0);1;0)" office:value-type="float" office:value="1" calcext:value-type="float">
            <text:p>1</text:p>
          </table:table-cell>
          <table:table-cell table:formula="of:=SUM([.$B$2:.B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h" calcext:value-type="string">
            <text:p>h</text:p>
          </table:table-cell>
          <table:table-cell table:formula="of:=SUMIF([.A8:.A27];[.F8];[.D8:.D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IF((ROW()-1)=MATCH([.A9];[.$A$2:.$A$500];0);1;0)" office:value-type="float" office:value="1" calcext:value-type="float">
            <text:p>1</text:p>
          </table:table-cell>
          <table:table-cell table:formula="of:=SUM([.$B$2:.B9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x" calcext:value-type="string">
            <text:p>x</text:p>
          </table:table-cell>
          <table:table-cell table:formula="of:=SUMIF([.A9:.A28];[.F9];[.D9:.D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IF((ROW()-1)=MATCH([.A10];[.$A$2:.$A$500];0);1;0)" office:value-type="float" office:value="0" calcext:value-type="float">
            <text:p>0</text:p>
          </table:table-cell>
          <table:table-cell table:formula="of:=SUM([.$B$2:.B10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g" calcext:value-type="string">
            <text:p>g</text:p>
          </table:table-cell>
          <table:table-cell table:formula="of:=SUMIF([.A10:.A29];[.F10];[.D10:.D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IF((ROW()-1)=MATCH([.A11];[.$A$2:.$A$500];0);1;0)" office:value-type="float" office:value="0" calcext:value-type="float">
            <text:p>0</text:p>
          </table:table-cell>
          <table:table-cell table:formula="of:=SUM([.$B$2:.B11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d" calcext:value-type="string">
            <text:p>d</text:p>
          </table:table-cell>
          <table:table-cell table:formula="of:=SUMIF([.A11:.A30];[.F11];[.D11:.D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IF((ROW()-1)=MATCH([.A12];[.$A$2:.$A$500];0);1;0)" office:value-type="float" office:value="1" calcext:value-type="float">
            <text:p>1</text:p>
          </table:table-cell>
          <table:table-cell table:formula="of:=SUM([.$B$2:.B12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r" calcext:value-type="string">
            <text:p>r</text:p>
          </table:table-cell>
          <table:table-cell table:formula="of:=SUMIF([.A12:.A31];[.F12];[.D12:.D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IF((ROW()-1)=MATCH([.A13];[.$A$2:.$A$500];0);1;0)" office:value-type="float" office:value="1" calcext:value-type="float">
            <text:p>1</text:p>
          </table:table-cell>
          <table:table-cell table:formula="of:=SUM([.$B$2:.B13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t" calcext:value-type="string">
            <text:p>t</text:p>
          </table:table-cell>
          <table:table-cell table:formula="of:=SUMIF([.A13:.A32];[.F13];[.D13:.D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IF((ROW()-1)=MATCH([.A14];[.$A$2:.$A$500];0);1;0)" office:value-type="float" office:value="1" calcext:value-type="float">
            <text:p>1</text:p>
          </table:table-cell>
          <table:table-cell table:formula="of:=SUM([.$B$2:.B14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$A$2];MATCH(ROW()-1;[.$C$2:.$C$501];0)-1;)" office:value-type="string" office:string-value="z" calcext:value-type="string">
            <text:p>z</text:p>
          </table:table-cell>
          <table:table-cell table:formula="of:=SUMIF([.A14:.A33];[.F14];[.D14:.D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IF((ROW()-1)=MATCH([.A15];[.$A$2:.$A$500];0);1;0)" office:value-type="float" office:value="1" calcext:value-type="float">
            <text:p>1</text:p>
          </table:table-cell>
          <table:table-cell table:formula="of:=SUM([.$B$2:.B15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IF((ROW()-1)=MATCH([.A16];[.$A$2:.$A$500];0);1;0)" office:value-type="float" office:value="0" calcext:value-type="float">
            <text:p>0</text:p>
          </table:table-cell>
          <table:table-cell table:formula="of:=SUM([.$B$2:.B1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formula="of:=IF((ROW()-1)=MATCH([.A17];[.$A$2:.$A$500];0);1;0)" office:value-type="float" office:value="1" calcext:value-type="float">
            <text:p>1</text:p>
          </table:table-cell>
          <table:table-cell table:formula="of:=SUM([.$B$2:.B17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IF((ROW()-1)=MATCH([.A18];[.$A$2:.$A$500];0);1;0)" office:value-type="float" office:value="0" calcext:value-type="float">
            <text:p>0</text:p>
          </table:table-cell>
          <table:table-cell table:formula="of:=SUM([.$B$2:.B18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table:formula="of:=IF((ROW()-1)=MATCH([.A19];[.$A$2:.$A$500];0);1;0)" office:value-type="float" office:value="1" calcext:value-type="float">
            <text:p>1</text:p>
          </table:table-cell>
          <table:table-cell table:formula="of:=SUM([.$B$2:.B19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formula="of:=IF((ROW()-1)=MATCH([.A20];[.$A$2:.$A$500];0);1;0)" office:value-type="float" office:value="1" calcext:value-type="float">
            <text:p>1</text:p>
          </table:table-cell>
          <table:table-cell table:formula="of:=SUM([.$B$2:.B20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formula="of:=IF((ROW()-1)=MATCH([.A21];[.$A$2:.$A$500];0);1;0)" office:value-type="float" office:value="1" calcext:value-type="float">
            <text:p>1</text:p>
          </table:table-cell>
          <table:table-cell table:formula="of:=SUM([.$B$2:.B21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4"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51:48.118883556</meta:creation-date>
    <dc:date>2016-04-12T00:15:56.731603909</dc:date>
    <meta:editing-duration>PT8M38S</meta:editing-duration>
    <meta:editing-cycles>1</meta:editing-cycles>
    <meta:document-statistic meta:table-count="1" meta:cell-count="112" meta:object-count="0"/>
    <meta:generator>LibreOffice/4.2.8.2$Linux_X86_64 LibreOffice_project/420m0$Build-2</meta:generator>
  </office:meta>
</office:document-meta>
</file>